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9882in"/>
    </style:style>
    <style:style style:name="co10" style:family="table-column">
      <style:table-column-properties fo:break-before="auto" style:column-width="0.7173in"/>
    </style:style>
    <style:style style:name="co11" style:family="table-column">
      <style:table-column-properties fo:break-before="auto" style:column-width="0.9555in"/>
    </style:style>
    <style:style style:name="co12" style:family="table-column">
      <style:table-column-properties fo:break-before="auto" style:column-width="0.8661in"/>
    </style:style>
    <style:style style:name="co13" style:family="table-column">
      <style:table-column-properties fo:break-before="auto" style:column-width="1.16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6165in"/>
    </style:style>
    <style:style style:name="co16" style:family="table-column">
      <style:table-column-properties fo:break-before="auto" style:column-width="1.0654in"/>
    </style:style>
    <style:style style:name="co17" style:family="table-column">
      <style:table-column-properties fo:break-before="auto" style:column-width="0.7591in"/>
    </style:style>
    <style:style style:name="co18" style:family="table-column">
      <style:table-column-properties fo:break-before="auto" style:column-width="0.5984in"/>
    </style:style>
    <style:style style:name="co19" style:family="table-column">
      <style:table-column-properties fo:break-before="auto" style:column-width="0.7772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3.0264in"/>
    </style:style>
    <style:style style:name="co22" style:family="table-column">
      <style:table-column-properties fo:break-before="auto" style:column-width="2.679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0.922in"/>
    </style:style>
    <style:style style:name="co26" style:family="table-column">
      <style:table-column-properties fo:break-before="auto" style:column-width="0.2311in"/>
    </style:style>
    <style:style style:name="co27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10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4" table:default-cell-style-name="ce55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8"/>
        <table:table-column table:style-name="co4" table:default-cell-style-name="ce18"/>
        <table:table-column table:style-name="co15" table:default-cell-style-name="ce27"/>
        <table:table-column table:style-name="co16" table:default-cell-style-name="ce31"/>
        <table:table-column table:style-name="co17" table:default-cell-style-name="ce37"/>
        <table:table-column table:style-name="co18" table:default-cell-style-name="ce18"/>
        <table:table-column table:style-name="co19" table:default-cell-style-name="ce18"/>
        <table:table-column table:style-name="co20" table:default-cell-style-name="ce44"/>
        <table:table-column table:style-name="co21" table:default-cell-style-name="ce46"/>
        <table:table-column table:style-name="co22" table:default-cell-style-name="Default"/>
        <table:table-column table:style-name="co23" table:default-cell-style-name="Default"/>
        <table:table-column table:style-name="co24" table:default-cell-style-name="ce136"/>
        <table:table-column table:style-name="co23" table:default-cell-style-name="ce136"/>
        <table:table-column table:style-name="co2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3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H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K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N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Q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0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Convert to SI units</text:p>
          </table:table-cell>
          <table:table-cell table:style-name="ce4" table:formula="of:=[.I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L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0]=&quot;&quot;;&quot;&quot;;[.T10])" office:value-type="string" office:string-value="activity (radioactive)" calcext:value-type="string">
            <text:p>activity (radioactive)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 table:formula="of:=IF([.$T10]=&quot;&quot;;&quot;&quot;;CONCATENATE(&quot;\SI{1}{&quot;;[.$Y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3" table:formula="of:=IF([.$T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T10]=&quot;&quot;;&quot;&quot;;CONCATENATE(&quot;\si{&quot;;[.$Z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R10]=&quot;&quot;;&quot;&quot;;[.$R10])" office:value-type="string" office:string-value="$-\frac{\Delta N}{\Delta t}$" calcext:value-type="string">
            <text:p>$-\frac{\Delta N}{\Delta t}$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0]=&quot;&quot;;&quot;&quot;;[.$Y10])" office:value-type="string" office:string-value="\becquerel" calcext:value-type="string">
            <text:p>\becquerel</text:p>
          </table:table-cell>
          <table:table-cell table:style-name="ce7" table:formula="of:=IF([.T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1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1]=&quot;&quot;;&quot;&quot;;CONCATENATE(&quot;&quot;;[.T11]))" office:value-type="string" office:string-value="number" calcext:value-type="string">
            <text:p>number</text:p>
          </table:table-cell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" table:formula="of:=IF([.$T11]=&quot;&quot;;&quot;&quot;;CONCATENATE(&quot;\SI{1}{&quot;;[.$Y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52"/>
          <table:table-cell table:style-name="ce10"/>
          <table:table-cell table:style-name="ce3"/>
          <table:table-cell table:style-name="ce10" table:formula="of:=IF([.$R11]=&quot;&quot;;&quot;&quot;;[.$R11])">
            <text:p/>
          </table:table-cell>
          <table:table-cell table:style-name="ce41"/>
          <table:table-cell table:style-name="ce8"/>
          <table:table-cell table:style-name="ce3" table:formula="of:=IF([.T11]=&quot;&quot;;&quot;&quot;;[.$Y11])" office:value-type="string" office:string-value="\noop" calcext:value-type="string">
            <text:p>\noop</text:p>
          </table:table-cell>
          <table:table-cell table:style-name="ce7" table:formula="of:=IF([.T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5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10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2]=&quot;&quot;;&quot;&quot;;CONCATENATE(&quot;&quot;;[.T12]))" office:value-type="string" office:string-value="equivalent dose" calcext:value-type="string">
            <text:p>equivalent dose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 table:formula="of:=IF([.$T12]=&quot;&quot;;&quot;&quot;;CONCATENATE(&quot;\SI{1}{&quot;;[.$Y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3" table:formula="of:=IF([.$T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T12]=&quot;&quot;;&quot;&quot;;CONCATENATE(&quot;\SI{1}{&quot;;[.$Z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R12]=&quot;&quot;;&quot;&quot;;[.$R12])" office:value-type="string" office:string-value="$q \cdot D$" calcext:value-type="string">
            <text:p>$q \cdot D$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T12]=&quot;&quot;;&quot;&quot;;[.$Y12])" office:value-type="string" office:string-value="\sievert" calcext:value-type="string">
            <text:p>\sievert</text:p>
          </table:table-cell>
          <table:table-cell table:style-name="ce7" table:formula="of:=IF([.T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2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1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3]=&quot;&quot;;&quot;&quot;;[.T13])" office:value-type="string" office:string-value="acceleration" calcext:value-type="string">
            <text:p>acceleration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 table:formula="of:=IF([.$T13]=&quot;&quot;;&quot;&quot;;CONCATENATE(&quot;\SI{1}{&quot;;[.$Y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3" table:formula="of:=IF([.$T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10"/>
          <table:table-cell table:style-name="ce3"/>
          <table:table-cell table:style-name="ce3" table:formula="of:=IF([.$R13]=&quot;&quot;;&quot;&quot;;[.$R13])" office:value-type="string" office:string-value="$\frac{\Delta v}{\Delta t}$" calcext:value-type="string">
            <text:p>$\frac{\Delta v}{\Delta t}$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3]=&quot;&quot;;&quot;&quot;;[.$Y13])" office:value-type="string" office:string-value="\meter\per\second\squared" calcext:value-type="string">
            <text:p>\meter\per\second\squared</text:p>
          </table:table-cell>
          <table:table-cell table:style-name="ce7" table:formula="of:=IF([.T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10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4]=&quot;&quot;;&quot;&quot;;[.T14])" office:value-type="string" office:string-value="density" calcext:value-type="string">
            <text:p>density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 table:formula="of:=IF([.$T14]=&quot;&quot;;&quot;&quot;;CONCATENATE(&quot;\SI{1}{&quot;;[.$Y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R14]=&quot;&quot;;&quot;&quot;;[.$R14])" office:value-type="string" office:string-value="$\frac{m}{V}$" calcext:value-type="string">
            <text:p>$\frac{m}{V}$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T14]=&quot;&quot;;&quot;&quot;;[.$Y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2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10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5]=&quot;&quot;;&quot;&quot;;[.T15])" office:value-type="string" office:string-value="angular momentum" calcext:value-type="string">
            <text:p>angular momentum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 table:formula="of:=IF([.$T15]=&quot;&quot;;&quot;&quot;;CONCATENATE(&quot;\SI{1}{&quot;;[.$Y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3" table:formula="of:=IF([.$T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T15]=&quot;&quot;;&quot;&quot;;CONCATENATE(&quot;\SI{1}{&quot;;[.$Z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R15]=&quot;&quot;;&quot;&quot;;[.$R15])" office:value-type="string" office:string-value="$J\cdot\omega$" calcext:value-type="string">
            <text:p>$J\cdot\omega$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15]=&quot;&quot;;&quot;&quot;;[.$Y15])" office:value-type="string" office:string-value="\newton\meter\second" calcext:value-type="string">
            <text:p>\newton\meter\second</text:p>
          </table:table-cell>
          <table:table-cell table:style-name="ce7" table:formula="of:=IF([.T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2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1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6]=&quot;&quot;;&quot;&quot;;[.T16])" office:value-type="string" office:string-value="torque" calcext:value-type="string">
            <text:p>torque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 table:formula="of:=IF([.$T16]=&quot;&quot;;&quot;&quot;;CONCATENATE(&quot;\SI{1}{&quot;;[.$Y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3" table:formula="of:=IF([.$T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T16]=&quot;&quot;;&quot;&quot;;CONCATENATE(&quot;\SI{1}{&quot;;[.$Z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R16]=&quot;&quot;;&quot;&quot;;[.$R16])" office:value-type="string" office:string-value="$r\cdot F$" calcext:value-type="string">
            <text:p>$r\cdot F$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T16]=&quot;&quot;;&quot;&quot;;[.$Y16])" office:value-type="string" office:string-value="\newton\meter" calcext:value-type="string">
            <text:p>\newton\meter</text:p>
          </table:table-cell>
          <table:table-cell table:style-name="ce7" table:formula="of:=IF([.T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2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1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7]=&quot;&quot;;&quot;&quot;;[.T17])" office:value-type="string" office:string-value="pressure" calcext:value-type="string">
            <text:p>pressure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 table:formula="of:=IF([.$T17]=&quot;&quot;;&quot;&quot;;CONCATENATE(&quot;\SI{1}{&quot;;[.$Y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3" table:formula="of:=IF([.$T17]=&quot;&quot;;&quot;&quot;;[.$F17])" office:value-type="string" office:string-value="\SI{1}{\pascal}" calcext:value-type="string">
            <text:p>\SI{1}{\pascal}</text:p>
          </table:table-cell>
          <table:table-cell table:style-name="ce10"/>
          <table:table-cell table:style-name="ce3"/>
          <table:table-cell table:style-name="ce3" table:formula="of:=IF([.$R17]=&quot;&quot;;&quot;&quot;;[.$R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T17]=&quot;&quot;;&quot;&quot;;[.$Y17])" office:value-type="string" office:string-value="\pascal" calcext:value-type="string">
            <text:p>\pascal</text:p>
          </table:table-cell>
          <table:table-cell table:style-name="ce7" table:formula="of:=IF([.T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1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8]=&quot;&quot;;&quot;&quot;;[.T18])" office:value-type="string" office:string-value="electric field strength" calcext:value-type="string">
            <text:p>electric field strength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 table:formula="of:=IF([.$T18]=&quot;&quot;;&quot;&quot;;CONCATENATE(&quot;\SI{1}{&quot;;[.$Y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3" table:formula="of:=IF([.$T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R18]=&quot;&quot;;&quot;&quot;;[.$R18])" office:value-type="string" office:string-value="$\frac{F}{Q}$" calcext:value-type="string">
            <text:p>$\frac{F}{Q}$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T18]=&quot;&quot;;&quot;&quot;;[.$Y18])" office:value-type="string" office:string-value="\volt\per\meter" calcext:value-type="string">
            <text:p>\volt\per\meter</text:p>
          </table:table-cell>
          <table:table-cell table:style-name="ce7" table:formula="of:=IF([.T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2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1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9]=&quot;&quot;;&quot;&quot;;[.T19])" office:value-type="string" office:string-value="energy (electric)" calcext:value-type="string">
            <text:p>energy (electric)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 table:formula="of:=IF([.$T19]=&quot;&quot;;&quot;&quot;;CONCATENATE(&quot;\SI{1}{&quot;;[.$Y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R19]=&quot;&quot;;&quot;&quot;;[.$R19])" office:value-type="string" office:string-value="$Q \cdot V$" calcext:value-type="string">
            <text:p>$Q \cdot V$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T19]=&quot;&quot;;&quot;&quot;;[.$Y19])" office:value-type="string" office:string-value="\joule" calcext:value-type="string">
            <text:p>\joule</text:p>
          </table:table-cell>
          <table:table-cell table:style-name="ce7" table:formula="of:=IF([.T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2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0]=&quot;&quot;;&quot;&quot;;[.T20])" office:value-type="string" office:string-value="power (electric)" calcext:value-type="string">
            <text:p>power (electric)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 table:formula="of:=IF([.$T20]=&quot;&quot;;&quot;&quot;;CONCATENATE(&quot;\SI{1}{&quot;;[.$Y20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20]=&quot;&quot;;&quot;&quot;;[.$F20])" office:value-type="string" office:string-value="\SI{1}{\watt}" calcext:value-type="string">
            <text:p>\SI{1}{\watt}</text:p>
          </table:table-cell>
          <table:table-cell table:style-name="ce3" table:formula="of:=IF([.T20]=&quot;&quot;;&quot;&quot;;CONCATENATE(&quot;\SI{1}{&quot;;[.$Z20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R20]=&quot;&quot;;&quot;&quot;;[.$R20])" office:value-type="string" office:string-value="$V\cdot I$" calcext:value-type="string">
            <text:p>$V\cdot I$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0]=&quot;&quot;;&quot;&quot;;[.$Y20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1]=&quot;&quot;;&quot;&quot;;[.T21])" office:value-type="string" office:string-value="area" calcext:value-type="string">
            <text:p>area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 table:formula="of:=IF([.$T21]=&quot;&quot;;&quot;&quot;;CONCATENATE(&quot;\SI{1}{&quot;;[.$Y21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R21]=&quot;&quot;;&quot;&quot;;[.$R21])" office:value-type="string" office:string-value="$l\cdot w$" calcext:value-type="string">
            <text:p>$l\cdot w$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21]=&quot;&quot;;&quot;&quot;;[.$Y21])" office:value-type="string" office:string-value="\meter\squared" calcext:value-type="string">
            <text:p>\meter\squared</text:p>
          </table:table-cell>
          <table:table-cell table:style-name="ce7" table:formula="of:=IF([.T2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10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2]=&quot;&quot;;&quot;&quot;;[.T22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R22]=&quot;&quot;;&quot;&quot;;[.$R22])" office:value-type="string" office:string-value="$\SI{100}{\m\squared}$" calcext:value-type="string">
            <text:p>$\SI{100}{\m\squared}$</text:p>
          </table:table-cell>
          <table:table-cell table:style-name="ce7" table:formula="of:=IF([.$T22]=&quot;&quot;;&quot;&quot;;CONCATENATE(&quot;$&quot;;[.$U22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T22]=&quot;&quot;;&quot;&quot;;[.$Y22])" office:value-type="string" office:string-value="a" calcext:value-type="string">
            <text:p>a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82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3]=&quot;&quot;;&quot;&quot;;[.T23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R23]=&quot;&quot;;&quot;&quot;;[.$R23])" office:value-type="string" office:string-value="$\SI{10000}{\m\squared}$" calcext:value-type="string">
            <text:p>$\SI{10000}{\m\squared}$</text:p>
          </table:table-cell>
          <table:table-cell table:style-name="ce7" table:formula="of:=IF([.$T23]=&quot;&quot;;&quot;&quot;;CONCATENATE(&quot;$&quot;;[.$U23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T23]=&quot;&quot;;&quot;&quot;;[.$Y23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82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4]=&quot;&quot;;&quot;&quot;;[.T24])" office:value-type="string" office:string-value="frequency" calcext:value-type="string">
            <text:p>frequency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" table:formula="of:=IF([.$T24]=&quot;&quot;;&quot;&quot;;CONCATENATE(&quot;\SI{1}{&quot;;[.$Y24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3" table:formula="of:=IF([.$T24]=&quot;&quot;;&quot;&quot;;[.$F24])" office:value-type="string" office:string-value="\SI{1}{\hertz}" calcext:value-type="string">
            <text:p>\SI{1}{\hertz}</text:p>
          </table:table-cell>
          <table:table-cell table:style-name="ce10" table:formula="of:=IF([.T24]=&quot;&quot;;&quot;&quot;;CONCATENATE(&quot;\si{&quot;;[.$Z24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R24]=&quot;&quot;;&quot;&quot;;[.$R24])" office:value-type="string" office:string-value="$\frac{N}{t}$" calcext:value-type="string">
            <text:p>$\frac{N}{t}$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T24]=&quot;&quot;;&quot;&quot;;[.$Y24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10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T25]=&quot;&quot;;&quot;&quot;;[.T25])" office:value-type="string" office:string-value="velocity" calcext:value-type="string">
            <text:p>velocity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 table:formula="of:=IF([.$T25]=&quot;&quot;;&quot;&quot;;CONCATENATE(&quot;\SI{1}{&quot;;[.$Y25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10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R25]=&quot;&quot;;&quot;&quot;;[.$R25])" office:value-type="string" office:string-value="$\frac{\Delta s}{\Delta t}$" calcext:value-type="string">
            <text:p>$\frac{\Delta s}{\Delta t}$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25]=&quot;&quot;;&quot;&quot;;[.$Y25])" office:value-type="string" office:string-value="\meter\per\second" calcext:value-type="string">
            <text:p>\meter\per\second</text:p>
          </table:table-cell>
          <table:table-cell table:style-name="ce7" table:formula="of:=IF([.T2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10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6]=&quot;&quot;;&quot;&quot;;[.T26])" office:value-type="string" office:string-value="gravitational field strength" calcext:value-type="string">
            <text:p>gravitational field strength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 table:formula="of:=IF([.$T26]=&quot;&quot;;&quot;&quot;;CONCATENATE(&quot;\SI{1}{&quot;;[.$Y26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3" table:formula="of:=IF([.$T26]=&quot;&quot;;&quot;&quot;;[.$F26])" office:value-type="string" office:string-value="\SI{1}{\newton\per\kg}" calcext:value-type="string">
            <text:p>\SI{1}{\newton\per\kg}</text:p>
          </table:table-cell>
          <table:table-cell table:style-name="ce3" table:formula="of:=IF([.T26]=&quot;&quot;;&quot;&quot;;CONCATENATE(&quot;\SI{1}{&quot;;[.$Z26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R26]=&quot;&quot;;&quot;&quot;;[.$R26])" office:value-type="string" office:string-value="$\frac{F_G}{m}$" calcext:value-type="string">
            <text:p>$\frac{F_G}{m}$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T26]=&quot;&quot;;&quot;&quot;;[.$Y26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2" office:value-type="string" calcext:value-type="string">
            <text:p>$\frac{F_G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1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7]=&quot;&quot;;&quot;&quot;;[.T27])" office:value-type="string" office:string-value="momentum" calcext:value-type="string">
            <text:p>momentum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 table:formula="of:=IF([.$T27]=&quot;&quot;;&quot;&quot;;CONCATENATE(&quot;\SI{1}{&quot;;[.$Y27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3" table:formula="of:=IF([.$T27]=&quot;&quot;;&quot;&quot;;[.$F27])" office:value-type="string" office:string-value="\SI{1}{\huygens}" calcext:value-type="string">
            <text:p>\SI{1}{\huygens}</text:p>
          </table:table-cell>
          <table:table-cell table:style-name="ce3" table:formula="of:=IF([.T27]=&quot;&quot;;&quot;&quot;;CONCATENATE(&quot;\SI{1}{&quot;;[.$Z27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R27]=&quot;&quot;;&quot;&quot;;[.$R27])" office:value-type="string" office:string-value="$m \cdot v$" calcext:value-type="string">
            <text:p>$m \cdot v$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7]=&quot;&quot;;&quot;&quot;;[.$Y27])" office:value-type="string" office:string-value="\huygens" calcext:value-type="string">
            <text:p>\huygens</text:p>
          </table:table-cell>
          <table:table-cell table:style-name="ce7" table:formula="of:=IF([.T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8]=&quot;&quot;;&quot;&quot;;[.T28])" office:value-type="string" office:string-value="inductance" calcext:value-type="string">
            <text:p>inductance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 table:formula="of:=IF([.$T28]=&quot;&quot;;&quot;&quot;;CONCATENATE(&quot;\SI{1}{&quot;;[.$Y28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3" table:formula="of:=IF([.$T28]=&quot;&quot;;&quot;&quot;;[.$F28])" office:value-type="string" office:string-value="\SI{1}{\henry}" calcext:value-type="string">
            <text:p>\SI{1}{\henry}</text:p>
          </table:table-cell>
          <table:table-cell table:style-name="ce3" table:formula="of:=IF([.T28]=&quot;&quot;;&quot;&quot;;CONCATENATE(&quot;\SI{1}{&quot;;[.$Z28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28]=&quot;&quot;;&quot;&quot;;[.$Y28])" office:value-type="string" office:string-value="\henry" calcext:value-type="string">
            <text:p>\henry</text:p>
          </table:table-cell>
          <table:table-cell table:style-name="ce7" table:formula="of:=IF([.T2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5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9]=&quot;&quot;;&quot;&quot;;[.T29])" office:value-type="string" office:string-value="intensity" calcext:value-type="string">
            <text:p>intensity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 table:formula="of:=IF([.$T29]=&quot;&quot;;&quot;&quot;;CONCATENATE(&quot;\SI{1}{&quot;;[.$Y29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3" table:formula="of:=IF([.$T29]=&quot;&quot;;&quot;&quot;;[.$F29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T29]=&quot;&quot;;&quot;&quot;;CONCATENATE(&quot;\SI{1}{&quot;;[.$Z29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R29]=&quot;&quot;;&quot;&quot;;[.$R29])" office:value-type="string" office:string-value="$\frac{\Delta E}{A\,\Delta t}$" calcext:value-type="string">
            <text:p>$\frac{\Delta E}{A\,\Delta t}$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T29]=&quot;&quot;;&quot;&quot;;[.$Y29])" office:value-type="string" office:string-value="\watt\per\meter\squared" calcext:value-type="string">
            <text:p>\watt\per\meter\squared</text:p>
          </table:table-cell>
          <table:table-cell table:style-name="ce7" table:formula="of:=IF([.T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2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0]=&quot;&quot;;&quot;&quot;;[.T30])" office:value-type="string" office:string-value="capacitance" calcext:value-type="string">
            <text:p>capacitance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 table:formula="of:=IF([.$T30]=&quot;&quot;;&quot;&quot;;CONCATENATE(&quot;\SI{1}{&quot;;[.$Y30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3" table:formula="of:=IF([.$T30]=&quot;&quot;;&quot;&quot;;[.$F30])" office:value-type="string" office:string-value="\SI{1}{\farad}" calcext:value-type="string">
            <text:p>\SI{1}{\farad}</text:p>
          </table:table-cell>
          <table:table-cell table:style-name="ce3" table:formula="of:=IF([.T30]=&quot;&quot;;&quot;&quot;;CONCATENATE(&quot;\SI{1}{&quot;;[.$Z30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R30]=&quot;&quot;;&quot;&quot;;[.$R30])" office:value-type="string" office:string-value="$\frac{Q}{V}$" calcext:value-type="string">
            <text:p>$\frac{Q}{V}$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T30]=&quot;&quot;;&quot;&quot;;[.$Y30])" office:value-type="string" office:string-value="\farad" calcext:value-type="string">
            <text:p>\farad</text:p>
          </table:table-cell>
          <table:table-cell table:style-name="ce7" table:formula="of:=IF([.T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2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1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31]=&quot;&quot;;&quot;&quot;;[.T31])" office:value-type="string" office:string-value="force" calcext:value-type="string">
            <text:p>force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 table:formula="of:=IF([.$T31]=&quot;&quot;;&quot;&quot;;CONCATENATE(&quot;\SI{1}{&quot;;[.$Y31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3" table:formula="of:=IF([.$T31]=&quot;&quot;;&quot;&quot;;[.$F31])" office:value-type="string" office:string-value="\SI{1}{\newton}" calcext:value-type="string">
            <text:p>\SI{1}{\newton}</text:p>
          </table:table-cell>
          <table:table-cell table:style-name="ce3" table:formula="of:=IF([.T31]=&quot;&quot;;&quot;&quot;;CONCATENATE(&quot;\SI{1}{&quot;;[.$Z31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R31]=&quot;&quot;;&quot;&quot;;[.$R31])" office:value-type="string" office:string-value="$m\cdot a$" calcext:value-type="string">
            <text:p>$m\cdot a$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T31]=&quot;&quot;;&quot;&quot;;[.$Y31])" office:value-type="string" office:string-value="\newton" calcext:value-type="string">
            <text:p>\newton</text:p>
          </table:table-cell>
          <table:table-cell table:style-name="ce7" table:formula="of:=IF([.T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2]=&quot;&quot;;&quot;&quot;;[.T32])" office:value-type="string" office:string-value="angular frequency" calcext:value-type="string">
            <text:p>angular frequency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9" table:formula="of:=IF([.$T32]=&quot;&quot;;&quot;&quot;;CONCATENATE(&quot;\si{&quot;;[.$Y32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3" table:formula="of:=IF([.$T32]=&quot;&quot;;&quot;&quot;;[.$F32])" office:value-type="string" office:string-value="\si{\per\s}" calcext:value-type="string">
            <text:p>\si{\per\s}</text:p>
          </table:table-cell>
          <table:table-cell table:style-name="ce10"/>
          <table:table-cell table:style-name="ce3"/>
          <table:table-cell table:style-name="ce3" table:formula="of:=IF([.$R32]=&quot;&quot;;&quot;&quot;;[.$R32])" office:value-type="string" office:string-value="$\frac{2\pi}{T}$" calcext:value-type="string">
            <text:p>$\frac{2\pi}{T}$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32]=&quot;&quot;;&quot;&quot;;[.$Y32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2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10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3]=&quot;&quot;;&quot;&quot;;[.T33])" office:value-type="string" office:string-value="charge" calcext:value-type="string">
            <text:p>charge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 table:formula="of:=IF([.$T33]=&quot;&quot;;&quot;&quot;;CONCATENATE(&quot;\SI{1}{&quot;;[.$Y33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3" table:formula="of:=IF([.$T33]=&quot;&quot;;&quot;&quot;;[.$F33])" office:value-type="string" office:string-value="\SI{1}{\coulomb}" calcext:value-type="string">
            <text:p>\SI{1}{\coulomb}</text:p>
          </table:table-cell>
          <table:table-cell table:style-name="ce3" table:formula="of:=IF([.T33]=&quot;&quot;;&quot;&quot;;CONCATENATE(&quot;\SI{1}{&quot;;[.$Z33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R33]=&quot;&quot;;&quot;&quot;;[.$R33])" office:value-type="string" office:string-value="$I\cdot t$" calcext:value-type="string">
            <text:p>$I\cdot t$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T33]=&quot;&quot;;&quot;&quot;;[.$Y33])" office:value-type="string" office:string-value="\coulomb" calcext:value-type="string">
            <text:p>\coulomb</text:p>
          </table:table-cell>
          <table:table-cell table:style-name="ce7" table:formula="of:=IF([.T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2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1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34]=&quot;&quot;;&quot;&quot;;[.T34])" office:value-type="string" office:string-value="power" calcext:value-type="string">
            <text:p>power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 table:formula="of:=IF([.$T34]=&quot;&quot;;&quot;&quot;;CONCATENATE(&quot;\SI{1}{&quot;;[.$Y34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34]=&quot;&quot;;&quot;&quot;;[.$F34])" office:value-type="string" office:string-value="\SI{1}{\watt}" calcext:value-type="string">
            <text:p>\SI{1}{\watt}</text:p>
          </table:table-cell>
          <table:table-cell table:style-name="ce3" table:formula="of:=IF([.T34]=&quot;&quot;;&quot;&quot;;CONCATENATE(&quot;\SI{1}{&quot;;[.$Z34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R34]=&quot;&quot;;&quot;&quot;;[.$R34])" office:value-type="string" office:string-value="$\frac{E}{t}$" calcext:value-type="string">
            <text:p>$\frac{E}{t}$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34]=&quot;&quot;;&quot;&quot;;[.$Y34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55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5]=&quot;&quot;;&quot;&quot;;[.T35])" office:value-type="string" office:string-value="magnetic field strength" calcext:value-type="string">
            <text:p>magnetic field strength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" table:formula="of:=IF([.$T35]=&quot;&quot;;&quot;&quot;;CONCATENATE(&quot;\SI{1}{&quot;;[.$Y35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3" table:formula="of:=IF([.$T35]=&quot;&quot;;&quot;&quot;;[.$F35])" office:value-type="string" office:string-value="\SI{1}{\tesla}" calcext:value-type="string">
            <text:p>\SI{1}{\tesla}</text:p>
          </table:table-cell>
          <table:table-cell table:style-name="ce3" table:formula="of:=IF([.T35]=&quot;&quot;;&quot;&quot;;CONCATENATE(&quot;\SI{1}{&quot;;[.$Z35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R35]=&quot;&quot;;&quot;&quot;;[.$R35])" office:value-type="string" office:string-value="$\frac{F}{Is}$" calcext:value-type="string">
            <text:p>$\frac{F}{Is}$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T35]=&quot;&quot;;&quot;&quot;;[.$Y35])" office:value-type="string" office:string-value="\tesla" calcext:value-type="string">
            <text:p>\tesla</text:p>
          </table:table-cell>
          <table:table-cell table:style-name="ce7" table:formula="of:=IF([.T3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2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1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6]=&quot;&quot;;&quot;&quot;;[.T36])" office:value-type="string" office:string-value="magnetic flux" calcext:value-type="string">
            <text:p>magnetic flux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" table:formula="of:=IF([.$T36]=&quot;&quot;;&quot;&quot;;CONCATENATE(&quot;\SI{1}{&quot;;[.$Y36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3" table:formula="of:=IF([.$T36]=&quot;&quot;;&quot;&quot;;[.$F36])" office:value-type="string" office:string-value="\SI{1}{\weber}" calcext:value-type="string">
            <text:p>\SI{1}{\weber}</text:p>
          </table:table-cell>
          <table:table-cell table:style-name="ce3" table:formula="of:=IF([.T36]=&quot;&quot;;&quot;&quot;;CONCATENATE(&quot;\SI{1}{&quot;;[.$Z36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R36]=&quot;&quot;;&quot;&quot;;[.$R36])" office:value-type="string" office:string-value="$B\cdot A$" calcext:value-type="string">
            <text:p>$B\cdot A$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T36]=&quot;&quot;;&quot;&quot;;[.$Y36])" office:value-type="string" office:string-value="\weber" calcext:value-type="string">
            <text:p>\weber</text:p>
          </table:table-cell>
          <table:table-cell table:style-name="ce7" table:formula="of:=IF([.T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2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1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T37]=&quot;&quot;;&quot;&quot;;[.T37])" office:value-type="string" office:string-value="mass" calcext:value-type="string">
            <text:p>mass</text:p>
          </table:table-cell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" table:formula="of:=IF([.$T37]=&quot;&quot;;&quot;&quot;;CONCATENATE(&quot;\SI{1}{&quot;;[.$Y37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R37]=&quot;&quot;;&quot;&quot;;[.$R37])">
            <text:p/>
          </table:table-cell>
          <table:table-cell table:style-name="ce7"/>
          <table:table-cell table:style-name="ce74"/>
          <table:table-cell table:style-name="ce3" table:formula="of:=IF([.T37]=&quot;&quot;;&quot;&quot;;[.$Y37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5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10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8]=&quot;&quot;;&quot;&quot;;[.T38])" office:value-type="string" office:string-value="energy (mechanical)" calcext:value-type="string">
            <text:p>energy (mechanical)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 table:formula="of:=IF([.$T38]=&quot;&quot;;&quot;&quot;;CONCATENATE(&quot;\SI{1}{&quot;;[.$Y38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38]=&quot;&quot;;&quot;&quot;;[.$F38])" office:value-type="string" office:string-value="\SI{1}{\joule}" calcext:value-type="string">
            <text:p>\SI{1}{\joule}</text:p>
          </table:table-cell>
          <table:table-cell table:style-name="ce3" table:formula="of:=IF([.T38]=&quot;&quot;;&quot;&quot;;CONCATENATE(&quot;\SI{1}{&quot;;[.$Z38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R38]=&quot;&quot;;&quot;&quot;;[.$R38])" office:value-type="string" office:string-value="$F \times s$" calcext:value-type="string">
            <text:p>$F \times s$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T38]=&quot;&quot;;&quot;&quot;;[.$Y38])" office:value-type="string" office:string-value="\joule" calcext:value-type="string">
            <text:p>\joule</text:p>
          </table:table-cell>
          <table:table-cell table:style-name="ce7" table:formula="of:=IF([.T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2" office:value-type="string" calcext:value-type="string">
            <text:p>$F \times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9]=&quot;&quot;;&quot;&quot;;[.T39])" office:value-type="string" office:string-value="period" calcext:value-type="string">
            <text:p>period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 table:formula="of:=IF([.$T39]=&quot;&quot;;&quot;&quot;;CONCATENATE(&quot;\SI{1}{&quot;;[.$Y39];&quot;}&quot;))" office:value-type="string" office:string-value="\SI{1}{\s}" calcext:value-type="string">
            <text:p>\SI{1}{\s}</text:p>
          </table:table-cell>
          <table:table-cell table:style-name="ce8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R39]=&quot;&quot;;&quot;&quot;;[.$R39])" office:value-type="string" office:string-value="$\frac{1}{f}$" calcext:value-type="string">
            <text:p>$\frac{1}{f}$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T39]=&quot;&quot;;&quot;&quot;;[.$Y39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2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10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0]=&quot;&quot;;&quot;&quot;;[.T40])" office:value-type="string" office:string-value="potential (electric)" calcext:value-type="string">
            <text:p>potential (electric)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 table:formula="of:=IF([.$T40]=&quot;&quot;;&quot;&quot;;CONCATENATE(&quot;\SI{1}{&quot;;[.$Y4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0]=&quot;&quot;;&quot;&quot;;[.$F40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0]=&quot;&quot;;&quot;&quot;;[.$R40])" office:value-type="string" office:string-value="$\frac{E}{Q}$" calcext:value-type="string">
            <text:p>$\frac{E}{Q}$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T40]=&quot;&quot;;&quot;&quot;;[.$Y40])" office:value-type="string" office:string-value="\volt" calcext:value-type="string">
            <text:p>\volt</text:p>
          </table:table-cell>
          <table:table-cell table:style-name="ce7" table:formula="of:=IF([.T4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2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1]=&quot;&quot;;&quot;&quot;;[.T41])" office:value-type="string" office:string-value="percent" calcext:value-type="string">
            <text:p>percent</text:p>
          </table:table-cell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  <table:table-cell table:style-name="ce10"/>
          <table:table-cell table:style-name="ce3" table:formula="of:=IF([.$R41]=&quot;&quot;;&quot;&quot;;[.$R41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T41]=&quot;&quot;;&quot;&quot;;[.$Y41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88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2]=&quot;&quot;;&quot;&quot;;[.T42])" office:value-type="string" office:string-value="permille" calcext:value-type="string">
            <text:p>permille</text:p>
          </table:table-cell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  <table:table-cell table:style-name="ce10"/>
          <table:table-cell table:style-name="ce3" table:formula="of:=IF([.$R42]=&quot;&quot;;&quot;&quot;;[.$R42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T42]=&quot;&quot;;&quot;&quot;;[.$Y42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88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10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3]=&quot;&quot;;&quot;&quot;;[.T43])" office:value-type="string" office:string-value="voltage" calcext:value-type="string">
            <text:p>voltage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 table:formula="of:=IF([.$T43]=&quot;&quot;;&quot;&quot;;CONCATENATE(&quot;\SI{1}{&quot;;[.$Y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3]=&quot;&quot;;&quot;&quot;;[.$F43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3]=&quot;&quot;;&quot;&quot;;[.$R43])" office:value-type="string" office:string-value="$\Delta\varphi$" calcext:value-type="string">
            <text:p>$\Delta\varphi$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43]=&quot;&quot;;&quot;&quot;;[.$Y43])" office:value-type="string" office:string-value="\volt" calcext:value-type="string">
            <text:p>\volt</text:p>
          </table:table-cell>
          <table:table-cell table:style-name="ce7" table:formula="of:=IF([.T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44"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4]=&quot;&quot;;&quot;&quot;;[.T44])" office:value-type="string" office:string-value="current" calcext:value-type="string">
            <text:p>current</text:p>
          </table:table-cell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" table:formula="of:=IF([.$T44]=&quot;&quot;;&quot;&quot;;CONCATENATE(&quot;\SI{1}{&quot;;[.$Y44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3" table:formula="of:=IF([.$T44]=&quot;&quot;;&quot;&quot;;[.$F44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R44]=&quot;&quot;;&quot;&quot;;[.$R44])">
            <text:p/>
          </table:table-cell>
          <table:table-cell table:style-name="ce41"/>
          <table:table-cell table:style-name="ce8"/>
          <table:table-cell table:style-name="ce3" table:formula="of:=IF([.T44]=&quot;&quot;;&quot;&quot;;[.$Y44])" office:value-type="string" office:string-value="\ampere" calcext:value-type="string">
            <text:p>\ampere</text:p>
          </table:table-cell>
          <table:table-cell table:style-name="ce7" table:formula="of:=IF([.T4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5]=&quot;&quot;;&quot;&quot;;[.T45])" office:value-type="string" office:string-value="flow rate" calcext:value-type="string">
            <text:p>flow rate</text:p>
          </table:table-cell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8" table:formula="of:=IF([.$T45]=&quot;&quot;;&quot;&quot;;CONCATENATE(&quot;\SI{1}{&quot;;[.$Y45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5]=&quot;&quot;;&quot;&quot;;[.$R45])" office:value-type="string" office:string-value="$\frac{\Delta V}{\Delta t}$" calcext:value-type="string">
            <text:p>$\frac{\Delta V}{\Delta t}$</text:p>
          </table:table-cell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8"/>
          <table:table-cell table:style-name="ce3" table:formula="of:=IF([.T45]=&quot;&quot;;&quot;&quot;;[.$Y45])" office:value-type="string" office:string-value="\meter\cubed\per\second" calcext:value-type="string">
            <text:p>\meter\cubed\per\second</text:p>
          </table:table-cell>
          <table:table-cell table:style-name="ce7" table:formula="of:=IF([.T4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44"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1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6]=&quot;&quot;;&quot;&quot;;[.T46])" office:value-type="string" office:string-value="temperature" calcext:value-type="string">
            <text:p>temperature</text:p>
          </table:table-cell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50" table:formula="of:=IF([.$T46]=&quot;&quot;;&quot;&quot;;CONCATENATE(&quot;\SI{1}{&quot;;[.$Y46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T46]=&quot;&quot;;&quot;&quot;;[.$Y46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87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1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7]=&quot;&quot;;&quot;&quot;;[.T47])" office:value-type="string" office:string-value="moment of inertia" calcext:value-type="string">
            <text:p>moment of inertia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 table:formula="of:=IF([.$T47]=&quot;&quot;;&quot;&quot;;CONCATENATE(&quot;\SI{1}{&quot;;[.$Y47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3" table:formula="of:=IF([.$T47]=&quot;&quot;;&quot;&quot;;[.$F47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T47]=&quot;&quot;;&quot;&quot;;CONCATENATE(&quot;\SI{1}{&quot;;[.$Z47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R47]=&quot;&quot;;&quot;&quot;;[.$R47])" office:value-type="string" office:string-value="$\frac{M}{\alpha}$" calcext:value-type="string">
            <text:p>$\frac{M}{\alpha}$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T47]=&quot;&quot;;&quot;&quot;;[.$Y47])" office:value-type="string" office:string-value="\newton\meter\second\squared" calcext:value-type="string">
            <text:p>\newton\meter\second\squared</text:p>
          </table:table-cell>
          <table:table-cell table:style-name="ce7" table:formula="of:=IF([.T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2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1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8]=&quot;&quot;;&quot;&quot;;[.T48])" office:value-type="string" office:string-value="volume" calcext:value-type="string">
            <text:p>volume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" table:formula="of:=IF([.$T48]=&quot;&quot;;&quot;&quot;;CONCATENATE(&quot;\SI{1}{&quot;;[.$Y48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8]=&quot;&quot;;&quot;&quot;;[.$R48])" office:value-type="string" office:string-value="$l \cdot w \cdot h$" calcext:value-type="string">
            <text:p>$l \cdot w \cdot h$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T48]=&quot;&quot;;&quot;&quot;;[.$Y48])" office:value-type="string" office:string-value="\meter\cubed" calcext:value-type="string">
            <text:p>\meter\cubed</text:p>
          </table:table-cell>
          <table:table-cell table:style-name="ce7" table:formula="of:=IF([.T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10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9]=&quot;&quot;;&quot;&quot;;[.T49])" office:value-type="string" office:string-value="wavelength" calcext:value-type="string">
            <text:p>wavelength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" table:formula="of:=IF([.$T49]=&quot;&quot;;&quot;&quot;;CONCATENATE(&quot;\SI{1}{&quot;;[.$Y49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3" table:formula="of:=IF([.$T49]=&quot;&quot;;&quot;&quot;;[.$F49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R49]=&quot;&quot;;&quot;&quot;;[.$R49])" office:value-type="string" office:string-value="$\frac{c}{f}$" calcext:value-type="string">
            <text:p>$\frac{c}{f}$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T49]=&quot;&quot;;&quot;&quot;;[.$Y49])" office:value-type="string" office:string-value="\meter" calcext:value-type="string">
            <text:p>\meter</text:p>
          </table:table-cell>
          <table:table-cell table:style-name="ce7" table:formula="of:=IF([.T4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2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10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50]=&quot;&quot;;&quot;&quot;;[.T50])" office:value-type="string" office:string-value="resistance" calcext:value-type="string">
            <text:p>resistance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8" table:formula="of:=IF([.$T50]=&quot;&quot;;&quot;&quot;;CONCATENATE(&quot;\SI{1}{&quot;;[.$Y50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3" table:formula="of:=IF([.$T50]=&quot;&quot;;&quot;&quot;;[.$F50])" office:value-type="string" office:string-value="\SI{1}{\ohm}" calcext:value-type="string">
            <text:p>\SI{1}{\ohm}</text:p>
          </table:table-cell>
          <table:table-cell table:style-name="ce3" table:formula="of:=IF([.T50]=&quot;&quot;;&quot;&quot;;CONCATENATE(&quot;\SI{1}{&quot;;[.$Z50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R50]=&quot;&quot;;&quot;&quot;;[.$R50])" office:value-type="string" office:string-value="$\frac{V}{I}$" calcext:value-type="string">
            <text:p>$\frac{V}{I}$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T50]=&quot;&quot;;&quot;&quot;;[.$Y50])" office:value-type="string" office:string-value="\ohm" calcext:value-type="string">
            <text:p>\ohm</text:p>
          </table:table-cell>
          <table:table-cell table:style-name="ce7" table:formula="of:=IF([.T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44"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1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1]=&quot;&quot;;&quot;&quot;;[.T51])" office:value-type="string" office:string-value="angle" calcext:value-type="string">
            <text:p>angle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8" table:formula="of:=IF([.$T51]=&quot;&quot;;&quot;&quot;;CONCATENATE(&quot;\SI{1}{&quot;;[.$Y51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R51]=&quot;&quot;;&quot;&quot;;[.$R51])" office:value-type="string" office:string-value="$\frac{b}{r}$" calcext:value-type="string">
            <text:p>$\frac{b}{r}$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10"/>
          <table:table-cell table:style-name="ce7" table:formula="of:=IF([.T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44" office:value-type="string" calcext:value-type="string">
            <text:p>$\frac{b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10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2]=&quot;&quot;;&quot;&quot;;[.T52])" office:value-type="string" office:string-value="angular velocity" calcext:value-type="string">
            <text:p>angular velocity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9" table:formula="of:=IF([.$T52]=&quot;&quot;;&quot;&quot;;CONCATENATE(&quot;\si{&quot;;[.$Y52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10" table:formula="of:=IF([.$T52]=&quot;&quot;;&quot;&quot;;[.$F52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R52]=&quot;&quot;;&quot;&quot;;[.$R52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52]=&quot;&quot;;&quot;&quot;;[.$Y52])" office:value-type="string" office:string-value="\per\second" calcext:value-type="string">
            <text:p>\per\second</text:p>
          </table:table-cell>
          <table:table-cell table:style-name="ce7" table:formula="of:=IF([.T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44"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1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3]=&quot;&quot;;&quot;&quot;;[.T53])" office:value-type="string" office:string-value="angular acceleration" calcext:value-type="string">
            <text:p>angular acceleration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9" table:formula="of:=IF([.$T53]=&quot;&quot;;&quot;&quot;;CONCATENATE(&quot;\si{&quot;;[.$Y53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10" table:formula="of:=IF([.$T53]=&quot;&quot;;&quot;&quot;;[.$F53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R53]=&quot;&quot;;&quot;&quot;;[.$R53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T53]=&quot;&quot;;&quot;&quot;;[.$Y53])" office:value-type="string" office:string-value="\per\second\squared" calcext:value-type="string">
            <text:p>\per\second\squared</text:p>
          </table:table-cell>
          <table:table-cell table:style-name="ce7" table:formula="of:=IF([.T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44"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1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4]=&quot;&quot;;&quot;&quot;;[.T54])" office:value-type="string" office:string-value="efficiency" calcext:value-type="string">
            <text:p>efficiency</text:p>
          </table:table-cell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8" table:formula="of:=IF([.$T54]=&quot;&quot;;&quot;&quot;;CONCATENATE(&quot;\SI{1}{&quot;;[.$Y54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10" office:value-type="string" calcext:value-type="string">
            <text:p>\SI{<text:span text:style-name="T1">45</text:span>}{\percent}</text:p>
          </table:table-cell>
          <table:table-cell table:style-name="ce10" office:value-type="string" calcext:value-type="string">
            <text:p>\num{<text:span text:style-name="T3">0.45</text:span>}</text:p>
          </table:table-cell>
          <table:table-cell table:style-name="ce10"/>
          <table:table-cell table:style-name="ce3" table:formula="of:=IF([.$R54]=&quot;&quot;;&quot;&quot;;[.$R54])" office:value-type="string" office:string-value="$\frac{E_{\text{out}}}{E_{\text{in}}}$" calcext:value-type="string">
            <text:p>$\frac{E_{\text{out}}}{E_{\text{in}}}$</text:p>
          </table:table-cell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8"/>
          <table:table-cell table:style-name="ce3" table:formula="of:=IF([.T54]=&quot;&quot;;&quot;&quot;;[.$Y5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44" office:value-type="string" calcext:value-type="string">
            <text:p>$\frac{E_{\text{out}}}{E_{\text{in}}}$</text:p>
          </table:table-cell>
          <table:table-cell/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5]=&quot;&quot;;&quot;&quot;;[.T55])" office:value-type="string" office:string-value="weight" calcext:value-type="string">
            <text:p>weight</text:p>
          </table:table-cell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10" table:number-columns-repeated="3"/>
          <table:table-cell table:style-name="ce3" table:formula="of:=IF([.$R55]=&quot;&quot;;&quot;&quot;;[.$R55])" office:value-type="string" office:string-value="$m\cdot g$" calcext:value-type="string">
            <text:p>$m\cdot g$</text:p>
          </table:table-cell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8"/>
          <table:table-cell table:style-name="ce3" table:formula="of:=IF([.T55]=&quot;&quot;;&quot;&quot;;[.$Y55])" office:value-type="string" office:string-value="\newton" calcext:value-type="string">
            <text:p>\newton</text:p>
          </table:table-cell>
          <table:table-cell table:style-name="ce7" table:formula="of:=IF([.T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44" office:value-type="string" calcext:value-type="string">
            <text:p>$m\cdot g$</text:p>
          </table:table-cell>
          <table:table-cell/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6"/>
          <table:table-cell table:style-name="ce8"/>
          <table:table-cell table:number-columns-repeated="986"/>
        </table:table-row>
        <table:table-row table:style-name="ro1" table:number-rows-repeated="1048519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alternatives" table:style-name="ta1">
        <table:table-column table:style-name="co7" table:default-cell-style-name="ce3"/>
        <table:table-column table:style-name="co8" table:default-cell-style-name="ce3"/>
        <table:table-column table:style-name="co23" table:number-columns-repeated="2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10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10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10"/>
          <table:table-cell table:number-columns-repeated="2"/>
          <table:table-cell table:style-name="ce52"/>
          <table:table-cell table:style-name="ce10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10"/>
          <table:table-cell table:number-columns-repeated="2"/>
          <table:table-cell table:formula="of:=IF([.$T13]=&quot;&quot;;&quot;&quot;;[.$F13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1.34</text:span>}{\g\per\cm\cubed}</text:p>
          </table:table-cell>
          <table:table-cell table:style-name="ce10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35</text:span>}{a}</text:p>
          </table:table-cell>
          <table:table-cell table:style-name="ce10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65</text:span>}{\hectare}</text:p>
          </table:table-cell>
          <table:table-cell table:style-name="ce10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10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10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10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10"/>
          <table:table-cell table:number-columns-repeated="2"/>
          <table:table-cell table:formula="of:=IF([.$T32]=&quot;&quot;;&quot;&quot;;[.$F32])">
            <text:p/>
          </table:table-cell>
          <table:table-cell table:style-name="ce10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10"/>
          <table:table-cell table:number-columns-repeated="2"/>
          <table:table-cell table:formula="of:=IF([.$T40]=&quot;&quot;;&quot;&quot;;[.$F40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3">35</text:span>}{\percent}</text:p>
          </table:table-cell>
          <table:table-cell table:style-name="ce10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10" office:value-type="string" calcext:value-type="string">
            <text:p>\SI{<text:span text:style-name="T3">2.5</text:span>}{\permille}</text:p>
          </table:table-cell>
          <table:table-cell table:style-name="ce10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10"/>
          <table:table-cell table:number-columns-repeated="2"/>
          <table:table-cell table:formula="of:=IF([.$T43]=&quot;&quot;;&quot;&quot;;[.$F43])">
            <text:p/>
          </table:table-cell>
          <table:table-cell table:style-name="ce10"/>
        </table:table-row>
        <table:table-row table:style-name="ro1">
          <table:table-cell table:formula="of:=IF([.$T44]=&quot;&quot;;&quot;&quot;;[.$F44])">
            <text:p/>
          </table:table-cell>
          <table:table-cell table:style-name="ce10"/>
          <table:table-cell table:number-columns-repeated="2"/>
          <table:table-cell table:formula="of:=IF([.$T44]=&quot;&quot;;&quot;&quot;;[.$F44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number-columns-repeated="2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10"/>
          <table:table-cell table:number-columns-repeated="2"/>
          <table:table-cell table:formula="of:=IF([.$T49]=&quot;&quot;;&quot;&quot;;[.$F49])">
            <text:p/>
          </table:table-cell>
          <table:table-cell table:style-name="ce10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number-columns-repeated="2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10" table:formula="of:=IF([.$T52]=&quot;&quot;;&quot;&quot;;[.$F52])">
            <text:p/>
          </table:table-cell>
          <table:table-cell table:style-name="ce10"/>
          <table:table-cell table:number-columns-repeated="2"/>
          <table:table-cell table:style-name="ce10" table:formula="of:=IF([.$T52]=&quot;&quot;;&quot;&quot;;[.$F52])">
            <text:p/>
          </table:table-cell>
          <table:table-cell table:style-name="ce10"/>
        </table:table-row>
        <table:table-row table:style-name="ro1">
          <table:table-cell table:style-name="ce10" table:formula="of:=IF([.$T53]=&quot;&quot;;&quot;&quot;;[.$F53])">
            <text:p/>
          </table:table-cell>
          <table:table-cell table:style-name="ce10"/>
          <table:table-cell table:number-columns-repeated="2"/>
          <table:table-cell table:style-name="ce10" table:formula="of:=IF([.$T53]=&quot;&quot;;&quot;&quot;;[.$F53])">
            <text:p/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1:13:48.369688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0T11:23:17.356899483</dc:date>
    <meta:editing-duration>PT13H22M9S</meta:editing-duration>
    <meta:editing-cycles>262</meta:editing-cycles>
    <meta:generator>LibreOffice/7.6.4.1$MacOSX_AARCH64 LibreOffice_project/e19e193f88cd6c0525a17fb7a176ed8e6a3e2aa1</meta:generator>
    <meta:print-date>2021-01-04T12:19:59.376833236</meta:print-date>
    <meta:document-statistic meta:table-count="2" meta:cell-count="1302" meta:object-count="0"/>
  </office:meta>
</office:document-meta>
</file>